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2.15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0.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6.6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rebuchet M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rebuchet M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rebuchet MS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Trebuchet M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Trebuchet M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rebuchet MS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Trebuchet M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3" table:number-columns-repeated="1018" table:default-cell-style-name="ce3"/>
        <table:table-row table:style-name="ro1">
          <table:table-cell table:style-name="ce1" office:value-type="string" calcext:value-type="string">
            <text:p>Server</text:p>
          </table:table-cell>
          <table:table-cell table:style-name="ce4" office:value-type="string" calcext:value-type="string">
            <text:p>ID</text:p>
          </table:table-cell>
          <table:table-cell table:style-name="ce1" office:value-type="string" calcext:value-type="string">
            <text:p>Anonymous Login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developer.valvesoftware.com/wiki/7_Days_to_Die_Dedicated_Server" xlink:type="simple">7 Days to Die Dedicated Server</text:a></text:p>
          </table:table-cell>
          <table:table-cell table:style-name="ce5" office:value-type="string" calcext:value-type="string">
            <text:p><text:a xlink:href="steam://install/294420" xlink:type="simple">29442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Assetto Corsa Dedicated Server</text:p>
          </table:table-cell>
          <table:table-cell table:style-name="ce5" office:value-type="string" calcext:value-type="string">
            <text:p><text:a xlink:href="steam://install/302550" xlink:type="simple">30255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STRONEER Dedicated Server</text:p>
          </table:table-cell>
          <table:table-cell table:style-name="ce5" office:value-type="string" calcext:value-type="string">
            <text:p><text:a xlink:href="steam://install/728470" xlink:type="simple">72847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Age of Chivalry Dedicated Server</text:p>
          </table:table-cell>
          <table:table-cell table:style-name="ce5" office:value-type="string" calcext:value-type="string">
            <text:p><text:a xlink:href="steam://install/17515" xlink:type="simple">17515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Alien Swarm Dedicated Server</text:p>
          </table:table-cell>
          <table:table-cell table:style-name="ce5" office:value-type="string" calcext:value-type="string">
            <text:p><text:a xlink:href="steam://install/635" xlink:type="simple">635</text:a></text:p>
          </table:table-cell>
          <table:table-cell table:style-name="ce7"/>
          <table:table-cell table:style-name="ce2" office:value-type="string" calcext:value-type="string">
            <text:p>Windows version only.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lien Swarm: Reactive Drop Dedicated Server</text:p>
          </table:table-cell>
          <table:table-cell table:style-name="ce5" office:value-type="string" calcext:value-type="string">
            <text:p><text:a xlink:href="steam://install/582400" xlink:type="simple">582400</text:a></text:p>
          </table:table-cell>
          <table:table-cell table:style-name="ce7"/>
          <table:table-cell table:style-name="ce2" office:value-type="string" calcext:value-type="string">
            <text:p>Windows version only. Can <text:a xlink:href="https://steamcommunity.com/sharedfiles/filedetails/?id=862024047" xlink:type="simple">run on Linux using Wine</text:a>.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iens vs Predator Dedicated Server</text:p>
          </table:table-cell>
          <table:table-cell table:style-name="ce5" office:value-type="float" office:value="34120" calcext:value-type="float">
            <text:p>3412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merica's Army 3 Dedicated Server</text:p>
          </table:table-cell>
          <table:table-cell table:style-name="ce5" office:value-type="float" office:value="13180" calcext:value-type="float">
            <text:p>1318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merica's Army: Proving Grounds Dedicated Server</text:p>
          </table:table-cell>
          <table:table-cell table:style-name="ce5" office:value-type="float" office:value="203300" calcext:value-type="float">
            <text:p>203300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ark.gamepedia.com/Dedicated_Server_Setup" xlink:type="simple">ARK: Survival Evolved Dedicated Server</text:a></text:p>
          </table:table-cell>
          <table:table-cell table:style-name="ce5" office:value-type="string" calcext:value-type="string">
            <text:p><text:a xlink:href="steam://install/376030" xlink:type="simple">37603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ARK: Survival of the Fittest Dedicated Server</text:p>
          </table:table-cell>
          <table:table-cell table:style-name="ce5" office:value-type="float" office:value="445400" calcext:value-type="float">
            <text:p>44540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community.bistudio.com/wiki/Arma_3_Dedicated_Server" xlink:type="simple">Arma 3 Dedicated Server</text:a></text:p>
          </table:table-cell>
          <table:table-cell table:style-name="ce5" office:value-type="float" office:value="233780" calcext:value-type="float">
            <text:p>233780</text:p>
          </table:table-cell>
          <table:table-cell table:style-name="ce7"/>
          <table:table-cell table:style-name="ce2" office:value-type="string" calcext:value-type="string">
            <text:p>Game Purchase Require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lack Mesa: Deathmatch Dedicated Server</text:p>
          </table:table-cell>
          <table:table-cell table:style-name="ce5" office:value-type="float" office:value="346680" calcext:value-type="float">
            <text:p>346680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www.blade-symphony.com/server-guide/" xlink:type="simple">Blade Symphony Dedicated Server</text:a></text:p>
          </table:table-cell>
          <table:table-cell table:style-name="ce5" office:value-type="float" office:value="228780" calcext:value-type="float">
            <text:p>228780</text:p>
          </table:table-cell>
          <table:table-cell table:style-name="ce7"/>
          <table:table-cell table:style-name="ce2" office:value-type="string" calcext:value-type="string">
            <text:p>Game Purchase Require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each Dedicated Server</text:p>
          </table:table-cell>
          <table:table-cell table:style-name="ce5" office:value-type="float" office:value="72310" calcext:value-type="float">
            <text:p>7231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BrainBread 2 Dedicated Server</text:p>
          </table:table-cell>
          <table:table-cell table:style-name="ce5" office:value-type="string" calcext:value-type="string">
            <text:p><text:a xlink:href="steam://install/475370" xlink:type="simple">475370</text:a>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developer.valvesoftware.com/wiki/Brink_Dedicated_Server" xlink:type="simple">Brink Dedicated Server</text:a></text:p>
          </table:table-cell>
          <table:table-cell table:style-name="ce5" office:value-type="float" office:value="72780" calcext:value-type="float">
            <text:p>7278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BlazeRush Dedicated Server</text:p>
          </table:table-cell>
          <table:table-cell table:style-name="ce5" office:value-type="float" office:value="332850" calcext:value-type="float">
            <text:p>33285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Capsa Dedicated Server</text:p>
          </table:table-cell>
          <table:table-cell table:style-name="ce5" office:value-type="string" calcext:value-type="string">
            <text:p><text:a xlink:href="steam://install/667230" xlink:type="simple">66723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all of Duty: Modern Warfare 3 Dedicated Server</text:p>
          </table:table-cell>
          <table:table-cell table:style-name="ce5" office:value-type="string" calcext:value-type="string">
            <text:p><text:a xlink:href="steam://install/42750" xlink:type="simple">4275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hivalry: Deadliest Warrior Dedicated server</text:p>
          </table:table-cell>
          <table:table-cell table:style-name="ce5" office:value-type="float" office:value="258680" calcext:value-type="float">
            <text:p>25868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hivalry: Medieval Warfare Dedicated Server</text:p>
          </table:table-cell>
          <table:table-cell table:style-name="ce5" office:value-type="float" office:value="220070" calcext:value-type="float">
            <text:p>22007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onan Exiles Dedicated Server</text:p>
          </table:table-cell>
          <table:table-cell table:style-name="ce5" office:value-type="string" calcext:value-type="string">
            <text:p><text:a xlink:href="steam://install/443030" xlink:type="simple">44303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Contagion Dedicated Server</text:p>
          </table:table-cell>
          <table:table-cell table:style-name="ce5" office:value-type="float" office:value="238430" calcext:value-type="float">
            <text:p>23843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ounter-Strike 1.6 Dedicated Server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2" office:value-type="string" calcext:value-type="string">
            <text:p>Counter-Strike Global Offensive Dedicated Server</text:p>
          </table:table-cell>
          <table:table-cell table:style-name="ce5" office:value-type="string" calcext:value-type="string">
            <text:p><text:a xlink:href="steam://install/740" xlink:type="simple">740</text:a>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ame Purchase Required for public server, <text:a xlink:href="https://developer.valvesoftware.com/wiki/Counter-Strike:_Global_Offensive_Dedicated_Servers" xlink:type="simple">Wiki page</text:a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unter-Strike: Condition Zero Dedicated Server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+app_set_config "90 mod czero"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unter-Strike: Source Dedicated Server</text:p>
          </table:table-cell>
          <table:table-cell table:style-name="ce5" office:value-type="float" office:value="232330" calcext:value-type="float">
            <text:p>23233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D.I.P.R.I.P. Dedicated Server</text:p>
          </table:table-cell>
          <table:table-cell table:style-name="ce5" office:value-type="float" office:value="17535" calcext:value-type="float">
            <text:p>17535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Dark Messiah of Might &amp; Magic Dedicated Server</text:p>
          </table:table-cell>
          <table:table-cell table:style-name="ce5" office:value-type="float" office:value="2145" calcext:value-type="float">
            <text:p>2145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rkest Hour Dedicated Server</text:p>
          </table:table-cell>
          <table:table-cell table:style-name="ce5" office:value-type="float" office:value="1290" calcext:value-type="float">
            <text:p>1290</text:p>
          </table:table-cell>
          <table:table-cell table:style-name="ce7" table:number-columns-repeated="2"/>
          <table:table-cell table:number-columns-repeated="1018"/>
        </table:table-row>
        <table:table-row table:style-name="ro5">
          <table:table-cell table:style-name="ce2" office:value-type="string" calcext:value-type="string">
            <text:p>Day of Defeat Dedicated Server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+app_set_config "90 mod dod"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y of Defeat: Source Dedicated Server</text:p>
          </table:table-cell>
          <table:table-cell table:style-name="ce5" office:value-type="float" office:value="232290" calcext:value-type="float">
            <text:p>23229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Day of Infamy Dedicated Server</text:p>
          </table:table-cell>
          <table:table-cell table:style-name="ce5" office:value-type="float" office:value="462310" calcext:value-type="float">
            <text:p>46231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Deathmatch Classic Dedicated Server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+app_set_config "90 mod dmc"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ino D-Day Dedicated Server</text:p>
          </table:table-cell>
          <table:table-cell table:style-name="ce5" office:value-type="string" calcext:value-type="string">
            <text:p><text:a xlink:href="steam://install/70010" xlink:type="simple">7001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z Dedicated Server</text:p>
          </table:table-cell>
          <table:table-cell table:style-name="ce5" office:value-type="string" calcext:value-type="string">
            <text:p><text:a xlink:href="steam://install/223350" xlink:type="simple">223350</text:a>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www.doubleactiongame.com/serverguide" xlink:type="simple">Double Action Dedicated Server</text:a></text:p>
          </table:table-cell>
          <table:table-cell table:style-name="ce5" office:value-type="float" office:value="317800" calcext:value-type="float">
            <text:p>31780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Dystopia Dedicated Server</text:p>
          </table:table-cell>
          <table:table-cell table:style-name="ce5" office:value-type="float" office:value="17585" calcext:value-type="float">
            <text:p>17585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Eden Star Dedicated Server</text:p>
          </table:table-cell>
          <table:table-cell table:style-name="ce5" office:value-type="float" office:value="419790" calcext:value-type="float">
            <text:p>41979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E.Y.E - Dedicated Server</text:p>
          </table:table-cell>
          <table:table-cell table:style-name="ce5" office:value-type="float" office:value="91720" calcext:value-type="float">
            <text:p>9172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Empires Dedicated Server</text:p>
          </table:table-cell>
          <table:table-cell table:style-name="ce5" office:value-type="float" office:value="460040" calcext:value-type="float">
            <text:p>46004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Eternal Silence Dedicated Server</text:p>
          </table:table-cell>
          <table:table-cell table:style-name="ce5" office:value-type="float" office:value="17555" calcext:value-type="float">
            <text:p>17555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Fistful of Frags Server</text:p>
          </table:table-cell>
          <table:table-cell table:style-name="ce5" office:value-type="float" office:value="295230" calcext:value-type="float">
            <text:p>29523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The Forest Dedicated Server</text:p>
          </table:table-cell>
          <table:table-cell table:style-name="ce5" office:value-type="float" office:value="556450" calcext:value-type="float">
            <text:p>5564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Windows version only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ortress Forever Dedicated Server</text:p>
          </table:table-cell>
          <table:table-cell table:style-name="ce5" office:value-type="float" office:value="329710" calcext:value-type="float">
            <text:p>329710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wiki.facepunch.com/gmod/Downloading_a_Dedicated_Server" xlink:type="simple">Garry's Mod Dedicated Server</text:a></text:p>
          </table:table-cell>
          <table:table-cell table:style-name="ce5" office:value-type="float" office:value="4020" calcext:value-type="float">
            <text:p>402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GTR Evolution Demo Dedicated Server</text:p>
          </table:table-cell>
          <table:table-cell table:style-name="ce5" office:value-type="float" office:value="8730" calcext:value-type="float">
            <text:p>873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Half-Life 2: Deathmatch Dedicated Server</text:p>
          </table:table-cell>
          <table:table-cell table:style-name="ce5" office:value-type="float" office:value="232370" calcext:value-type="float">
            <text:p>23237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Half-Life Deathmatch: Source Dedicated server</text:p>
          </table:table-cell>
          <table:table-cell table:style-name="ce5" office:value-type="float" office:value="255470" calcext:value-type="float">
            <text:p>255470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developer.valvesoftware.com/wiki/Half-Life_Dedicated_Server" xlink:type="simple">Half-Life Dedicated Server</text:a></text:p>
          </table:table-cell>
          <table:table-cell table:style-name="ce5" office:value-type="string" calcext:value-type="string">
            <text:p><text:a xlink:href="steam://install/90" xlink:type="simple">9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Half-Life: Opposing Force Dedicated Server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+app_set_config "90 mod gearbox"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mefront Dedicated Server</text:p>
          </table:table-cell>
          <table:table-cell table:style-name="ce5" office:value-type="string" calcext:value-type="string">
            <text:p><text:a xlink:href="steam://install/55280" xlink:type="simple">5528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Hurtworld dedicated server</text:p>
          </table:table-cell>
          <table:table-cell table:style-name="ce5" office:value-type="float" office:value="405100" calcext:value-type="float">
            <text:p>40510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Bat file for server: <text:a xlink:href="https://github.com/jamiebatch452/Useful-Files/blob/master/hurtworldserver.bat" xlink:type="simple">Bat file</text:a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surgency: Sandstorm Dedicated Server</text:p>
          </table:table-cell>
          <table:table-cell table:style-name="ce5" office:value-type="float" office:value="581330" calcext:value-type="float">
            <text:p>581330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developer.valvesoftware.com/wiki/Insurgency_2014_Dedicated_Server" xlink:type="simple">Insurgency Dedicated Server</text:a></text:p>
          </table:table-cell>
          <table:table-cell table:style-name="ce5" office:value-type="string" calcext:value-type="string">
            <text:p><text:a xlink:href="steam://install/237410" xlink:type="simple">23741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Insurgency: Modern Infantry Combat Dedicated Server</text:p>
          </table:table-cell>
          <table:table-cell table:style-name="ce5" office:value-type="string" calcext:value-type="string">
            <text:p><text:a xlink:href="steam://install/17705" xlink:type="simple">17705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Just Cause 2: Multiplayer Dedicated Server</text:p>
          </table:table-cell>
          <table:table-cell table:style-name="ce5" office:value-type="string" calcext:value-type="string">
            <text:p><text:a xlink:href="steam://install/261140" xlink:type="simple">261140</text:a>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wiki.tripwireinteractive.com/index.php?title=Dedicated_Server_(KillingFloor)" xlink:type="simple">Killing Floor Beta Dedicated Server</text:a></text:p>
          </table:table-cell>
          <table:table-cell table:style-name="ce5" office:value-type="float" office:value="1273" calcext:value-type="float">
            <text:p>1273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6">
          <table:table-cell table:style-name="ce2" office:value-type="string" calcext:value-type="string">
            <text:p><text:a xlink:href="http://wiki.tripwireinteractive.com/index.php?title=Dedicated_Server_(KillingFloor)" xlink:type="simple">Killing Floor Dedicated Server Windows</text:a></text:p>
          </table:table-cell>
          <table:table-cell table:style-name="ce5" office:value-type="float" office:value="215350" calcext:value-type="float">
            <text:p>2153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lease create a new account or use a pre-existing one, account doesn't need to own the game; or else you will get the dreaded "ERROR! Failed to install app '215360' (No subscription)"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wiki.tripwireinteractive.com/index.php?title=Dedicated_Server_(Killing_Floor_2)" xlink:type="simple">Killing Floor 2 Dedicated Server Windows</text:a></text:p>
          </table:table-cell>
          <table:table-cell table:style-name="ce5" office:value-type="float" office:value="232130" calcext:value-type="float">
            <text:p>23213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Kingdoms Rise Dedicated Server</text:p>
          </table:table-cell>
          <table:table-cell table:style-name="ce5" office:value-type="float" office:value="265360" calcext:value-type="float">
            <text:p>26536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Lambda Wars Dedicated Server</text:p>
          </table:table-cell>
          <table:table-cell table:style-name="ce5" office:value-type="string" calcext:value-type="string">
            <text:p><text:a xlink:href="steam://install/319060" xlink:type="simple">31906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eft 4 Dead 2 Dedicated Server</text:p>
          </table:table-cell>
          <table:table-cell table:style-name="ce5" office:value-type="string" calcext:value-type="string">
            <text:p><text:a xlink:href="steam://install/222860" xlink:type="simple">22286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Left 4 Dead Dedicated Server</text:p>
          </table:table-cell>
          <table:table-cell table:style-name="ce5" office:value-type="string" calcext:value-type="string">
            <text:p><text:a xlink:href="steam://install/222840" xlink:type="simple">22284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Life is Feudal: Your Own Dedicated Server</text:p>
          </table:table-cell>
          <table:table-cell table:style-name="ce5" office:value-type="string" calcext:value-type="string">
            <text:p><text:a xlink:href="steam://install/320850" xlink:type="simple">32085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Monday Night Combat Dedicated Server</text:p>
          </table:table-cell>
          <table:table-cell table:style-name="ce5" office:value-type="float" office:value="63220" calcext:value-type="float">
            <text:p>63220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wiki.unknownworlds.com/ns2/Dedicated_Server" xlink:type="simple">Natural Selection 2 Dedicated Server</text:a></text:p>
          </table:table-cell>
          <table:table-cell table:style-name="ce5" office:value-type="float" office:value="4940" calcext:value-type="float">
            <text:p>494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Nexuiz Dedicated Server</text:p>
          </table:table-cell>
          <table:table-cell table:style-name="ce5" office:value-type="float" office:value="96810" calcext:value-type="float">
            <text:p>96810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www.nomoreroominhell.com/wiki/Dedicated_Server_Setup" xlink:type="simple">No More Room in Hell Dedicated Server</text:a></text:p>
          </table:table-cell>
          <table:table-cell table:style-name="ce5" office:value-type="float" office:value="317670" calcext:value-type="float">
            <text:p>31767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NEOTOKYO Dedicated Server</text:p>
          </table:table-cell>
          <table:table-cell table:style-name="ce5" office:value-type="float" office:value="313600" calcext:value-type="float">
            <text:p>313600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wiki.unknownworlds.com/ns2/Dedicated_Server" xlink:type="simple">NS2: Combat Dedicated Server</text:a></text:p>
          </table:table-cell>
          <table:table-cell table:style-name="ce5" office:value-type="float" office:value="313900" calcext:value-type="float">
            <text:p>31390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Nuclear Dawn Dedicated Server</text:p>
          </table:table-cell>
          <table:table-cell table:style-name="ce5" office:value-type="string" calcext:value-type="string">
            <text:p><text:a xlink:href="steam://install/111710" xlink:type="simple">11171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Out of Reach Dedicated Server</text:p>
          </table:table-cell>
          <table:table-cell table:style-name="ce5" office:value-type="float" office:value="406800" calcext:value-type="float">
            <text:p>40680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<text:a xlink:href="http://outofreach.gamepedia.com/Dedicated_Servers_Installation" xlink:type="simple">Install guide</text:a>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Painkiller Hell &amp; Damnation Dedicated Server</text:p>
          </table:table-cell>
          <table:table-cell table:style-name="ce5" office:value-type="float" office:value="230030" calcext:value-type="float">
            <text:p>230030</text:p>
          </table:table-cell>
          <table:table-cell table:style-name="ce7" table:number-columns-repeated="2"/>
          <table:table-cell table:number-columns-repeated="1018"/>
        </table:table-row>
        <table:table-row table:style-name="ro6">
          <table:table-cell table:style-name="ce2" office:value-type="string" calcext:value-type="string">
            <text:p>Pirates, Vikings, and Knights II Dedicated Server</text:p>
          </table:table-cell>
          <table:table-cell table:style-name="ce5" office:value-type="float" office:value="17575" calcext:value-type="float">
            <text:p>17575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Primal Carnage Dedicated Server</text:p>
          </table:table-cell>
          <table:table-cell table:style-name="ce5" office:value-type="float" office:value="224620" calcext:value-type="float">
            <text:p>224620</text:p>
          </table:table-cell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8">
          <table:table-cell table:style-name="ce2" office:value-type="string" calcext:value-type="string">
            <text:p><text:a xlink:href="http://pzwiki.net/wiki/Multiplayer_FAQ" xlink:type="simple">Project Zomboid Dedicated Server</text:a></text:p>
          </table:table-cell>
          <table:table-cell table:style-name="ce5" office:value-type="float" office:value="108600" calcext:value-type="float">
            <text:p>108600</text:p>
          </table:table-cell>
          <table:table-cell table:style-name="ce7"/>
          <table:table-cell table:style-name="ce2" office:value-type="string" calcext:value-type="string">
            <text:p>Game Purchase Require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CE 07 Dedicated Server</text:p>
          </table:table-cell>
          <table:table-cell table:style-name="ce5" office:value-type="string" calcext:value-type="string">
            <text:p><text:a xlink:href="steam://install/8610" xlink:type="simple">8610</text:a></text:p>
          </table:table-cell>
          <table:table-cell table:style-name="ce7" table:number-columns-repeated="2"/>
          <table:table-cell table:number-columns-repeated="1018"/>
        </table:table-row>
        <table:table-row table:style-name="ro8">
          <table:table-cell table:style-name="ce2" office:value-type="string" calcext:value-type="string">
            <text:p>RACE 07 Demo - Crowne Plaza Edition Dedicated Server</text:p>
          </table:table-cell>
          <table:table-cell table:style-name="ce5" office:value-type="float" office:value="8680" calcext:value-type="float">
            <text:p>868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ACE 07 Demo Dedicated Server</text:p>
          </table:table-cell>
          <table:table-cell table:style-name="ce5" office:value-type="float" office:value="4270" calcext:value-type="float">
            <text:p>427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ACE On - Demo: Dedicated Server</text:p>
          </table:table-cell>
          <table:table-cell table:style-name="ce5" office:value-type="float" office:value="8770" calcext:value-type="float">
            <text:p>877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avaged Dedicated Server</text:p>
          </table:table-cell>
          <table:table-cell table:style-name="ce5" office:value-type="string" calcext:value-type="string">
            <text:p><text:a xlink:href="steam://install/223160" xlink:type="simple">22316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ed Orchestra 2 Dedicated Server</text:p>
          </table:table-cell>
          <table:table-cell table:style-name="ce5" office:value-type="float" office:value="212542" calcext:value-type="float">
            <text:p>212542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ed Orchestra Windows Dedicated Server</text:p>
          </table:table-cell>
          <table:table-cell table:style-name="ce5" office:value-type="string" calcext:value-type="string">
            <text:p><text:a xlink:href="steam://install/223240" xlink:type="simple">22324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eflex Dedicated Server</text:p>
          </table:table-cell>
          <table:table-cell table:style-name="ce5" office:value-type="float" office:value="329740" calcext:value-type="float">
            <text:p>32974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Reign Of Kings Dedicated Server</text:p>
          </table:table-cell>
          <table:table-cell table:style-name="ce5" office:value-type="float" office:value="381690" calcext:value-type="float">
            <text:p>381690</text:p>
          </table:table-cell>
          <table:table-cell table:style-name="ce7" table:number-columns-repeated="2"/>
          <table:table-cell table:number-columns-repeated="1018"/>
        </table:table-row>
        <table:table-row table:style-name="ro4">
          <table:table-cell table:style-name="ce2" office:value-type="string" calcext:value-type="string">
            <text:p>Ricochet Dedicated Server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+app_set_config "90 mod ricochet"</text:p>
          </table:table-cell>
          <table:table-cell table:number-columns-repeated="1018"/>
        </table:table-row>
        <table:table-row table:style-name="ro9">
          <table:table-cell table:style-name="ce2" office:value-type="string" calcext:value-type="string">
            <text:p><text:a xlink:href="https://developer.valvesoftware.com/wiki/Rust_Dedicated_Server" xlink:type="simple">Rust Dedicated Server</text:a></text:p>
          </table:table-cell>
          <table:table-cell table:style-name="ce5" office:value-type="float" office:value="258550" calcext:value-type="float">
            <text:p>2585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** Not Working on Linux with SteamCMD**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ven Co-op Dedicated Server</text:p>
          </table:table-cell>
          <table:table-cell table:style-name="ce5" office:value-type="string" calcext:value-type="string">
            <text:p><text:a xlink:href="steam://install/276060" xlink:type="simple">27606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erious Sam 3 Dedicated Server</text:p>
          </table:table-cell>
          <table:table-cell table:style-name="ce5" office:value-type="string" calcext:value-type="string">
            <text:p><text:a xlink:href="steam://install/41080" xlink:type="simple">4108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erious Sam HD Dedicated Server</text:p>
          </table:table-cell>
          <table:table-cell table:style-name="ce5" office:value-type="float" office:value="41005" calcext:value-type="float">
            <text:p>41005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erious Sam Classics: Revolution Dedicated Server</text:p>
          </table:table-cell>
          <table:table-cell table:style-name="ce5" office:value-type="float" office:value="41005" calcext:value-type="float">
            <text:p>41005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erious Sam HD: The Second Encounter Dedicated Server</text:p>
          </table:table-cell>
          <table:table-cell table:style-name="ce5" office:value-type="string" calcext:value-type="string">
            <text:p><text:a xlink:href="steam://install/41015" xlink:type="simple">41015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Sniper Elite 3 Dedicated Server</text:p>
          </table:table-cell>
          <table:table-cell table:style-name="ce5" office:value-type="float" office:value="266910" calcext:value-type="float">
            <text:p>26691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niper Elite V2 Dedicated Server</text:p>
          </table:table-cell>
          <table:table-cell table:style-name="ce5" office:value-type="string" calcext:value-type="string">
            <text:p><text:a xlink:href="steam://install/208050" xlink:type="simple">208050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ource SDK Base 2006 MP Dedicated Server</text:p>
          </table:table-cell>
          <table:table-cell table:style-name="ce5" office:value-type="float" office:value="205" calcext:value-type="float">
            <text:p>20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Bug:Linux files miss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ource 2007 Dedicated Server</text:p>
          </table:table-cell>
          <table:table-cell table:style-name="ce5" office:value-type="string" calcext:value-type="string">
            <text:p><text:a xlink:href="steam://install/310" xlink:type="simple">310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Source Dedicated Server</text:p>
          </table:table-cell>
          <table:table-cell table:style-name="ce5" office:value-type="string" calcext:value-type="string">
            <text:p><text:a xlink:href="steam://install/205" xlink:type="simple">205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Source SDK Base 2013 Dedicated Server</text:p>
          </table:table-cell>
          <table:table-cell table:style-name="ce5" office:value-type="float" office:value="244310" calcext:value-type="float">
            <text:p>24431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Space Engineers Dedicated Server</text:p>
          </table:table-cell>
          <table:table-cell table:style-name="ce5" office:value-type="float" office:value="298740" calcext:value-type="float">
            <text:p>298740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squad.gamepedia.com/Server_Configuration" xlink:type="simple">Squad Dedicated Server</text:a></text:p>
          </table:table-cell>
          <table:table-cell table:style-name="ce5" office:value-type="float" office:value="403240" calcext:value-type="float">
            <text:p>403240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starbounder.org/Guide:Setting_Up_Multiplayer" xlink:type="simple">Starbound Dedicated server</text:a></text:p>
          </table:table-cell>
          <table:table-cell table:style-name="ce5" office:value-type="float" office:value="211820" calcext:value-type="float">
            <text:p>211820</text:p>
          </table:table-cell>
          <table:table-cell table:style-name="ce7"/>
          <table:table-cell table:style-name="ce2" office:value-type="string" calcext:value-type="string">
            <text:p>Game Purchase Required</text:p>
          </table:table-cell>
          <table:table-cell table:number-columns-repeated="1018"/>
        </table:table-row>
        <table:table-row table:style-name="ro10">
          <table:table-cell table:style-name="ce2" office:value-type="string" calcext:value-type="string">
            <text:p>Starvoid Dedicated Server</text:p>
          </table:table-cell>
          <table:table-cell table:style-name="ce5" office:value-type="string" calcext:value-type="string">
            <text:p><text:a xlink:href="steam://install/210370" xlink:type="simple">210370</text:a></text:p>
          </table:table-cell>
          <table:table-cell table:style-name="ce7"/>
          <table:table-cell table:style-name="ce2" office:value-type="string" calcext:value-type="string">
            <text:p>Game Purchase Require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TCC - The Game Demo Dedicated Server</text:p>
          </table:table-cell>
          <table:table-cell table:style-name="ce5" office:value-type="float" office:value="8710" calcext:value-type="float">
            <text:p>871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ynergy Dedicated Server</text:p>
          </table:table-cell>
          <table:table-cell table:style-name="ce5" office:value-type="float" office:value="17525" calcext:value-type="float">
            <text:p>17525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Takedown: Red Sabre Dedicated Server</text:p>
          </table:table-cell>
          <table:table-cell table:style-name="ce5" office:value-type="string" calcext:value-type="string">
            <text:p><text:a xlink:href="steam://install/261020" xlink:type="simple">261020</text:a></text:p>
          </table:table-cell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://wiki.teamfortress.com/wiki/Windows_dedicated_server" xlink:type="simple">Team Fortress 2 Dedicated Server</text:a></text:p>
          </table:table-cell>
          <table:table-cell table:style-name="ce5" office:value-type="float" office:value="232250" calcext:value-type="float">
            <text:p>232250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Team Fortress Classic dedicated server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+app_set_config "90 mod tfc"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e Haunted: Hells Reach Dedicated Server</text:p>
          </table:table-cell>
          <table:table-cell table:style-name="ce5" office:value-type="float" office:value="43210" calcext:value-type="float">
            <text:p>43210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ower Unite Dedicated server</text:p>
          </table:table-cell>
          <table:table-cell table:style-name="ce5" office:value-type="float" office:value="439660" calcext:value-type="float">
            <text:p>4396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Official Guide: <text:a xlink:href="http://steamcommunity.com/sharedfiles/filedetails/?id=662378924" xlink:type="simple">Dedicated server guide</text:a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e Ship Dedicated Server</text:p>
          </table:table-cell>
          <table:table-cell table:style-name="ce5" office:value-type="string" calcext:value-type="string">
            <text:p><text:a xlink:href="steam://install/2403" xlink:type="simple">2403</text:a>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Zombie Panic Source Dedicated Server</text:p>
          </table:table-cell>
          <table:table-cell table:style-name="ce5" office:value-type="string" calcext:value-type="string">
            <text:p><text:a xlink:href="steam://install/17505" xlink:type="simple">17505</text:a>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Zombie Grinder Dedicated Server</text:p>
          </table:table-cell>
          <table:table-cell table:style-name="ce5" office:value-type="float" office:value="374980" calcext:value-type="float">
            <text:p>374980</text:p>
          </table:table-cell>
          <table:table-cell table:style-name="ce7"/>
          <table:table-cell table:number-columns-repeated="1019"/>
        </table:table-row>
        <table:table-row table:style-name="ro2" table:number-rows-repeated="104846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12:09:17.974000000</meta:creation-date>
    <dc:date>2020-12-21T12:26:34.704000000</dc:date>
    <meta:editing-duration>PT6M13S</meta:editing-duration>
    <meta:editing-cycles>2</meta:editing-cycles>
    <meta:generator>LibreOffice/6.0.6.2$Windows_X86_64 LibreOffice_project/0c292870b25a325b5ed35f6b45599d2ea4458e77</meta:generator>
    <meta:document-statistic meta:table-count="1" meta:cell-count="337" meta:object-count="0"/>
  </office:meta>
</office:document-meta>
</file>